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500" table:style-name="ce4">
            <text:p>500</text:p>
          </table:table-cell>
          <table:table-cell table:style-name="ce1"/>
          <table:table-cell office:value-type="float" office:value="500" table:formula="of:=[.B2]" table:style-name="ce1">
            <text:p>5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style-name="ce1"/>
          <table:table-cell office:value-type="float" office:value="0" table:formula="of:=[.B3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80" table:style-name="ce4">
            <text:p>180</text:p>
          </table:table-cell>
          <table:table-cell table:style-name="ce1"/>
          <table:table-cell office:value-type="float" office:value="180" table:formula="of:=[.B4]" table:style-name="ce1">
            <text:p>18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800" table:style-name="ce4">
            <text:p>800</text:p>
          </table:table-cell>
          <table:table-cell table:style-name="ce1"/>
          <table:table-cell office:value-type="float" office:value="800" table:formula="of:=[.B5]" table:style-name="ce1">
            <text:p>8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style-name="ce1"/>
          <table:table-cell office:value-type="float" office:value="0" table:formula="of:=[.B6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20" table:style-name="ce4">
            <text:p>120</text:p>
          </table:table-cell>
          <table:table-cell table:style-name="ce1"/>
          <table:table-cell office:value-type="float" office:value="120" table:formula="of:=[.B7]" table:style-name="ce1">
            <text:p>1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style-name="ce1"/>
          <table:table-cell office:value-type="float" office:value="0" table:formula="of:=[.B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float" office:value="80" table:formula="of:=[.B9]" table:style-name="ce1">
            <text:p>8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70" table:style-name="ce4">
            <text:p>70</text:p>
          </table:table-cell>
          <table:table-cell table:style-name="ce1"/>
          <table:table-cell office:value-type="float" office:value="70" table:formula="of:=[.B10]" table:style-name="ce1">
            <text:p>7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40" table:style-name="ce4">
            <text:p>40</text:p>
          </table:table-cell>
          <table:table-cell office:value-type="string" table:style-name="ce1">
            <text:p>шт</text:p>
          </table:table-cell>
          <table:table-cell office:value-type="float" office:value="16" table:formula="of:=[.B11]*0.4" table:style-name="ce1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70" table:style-name="ce4">
            <text:p>70</text:p>
          </table:table-cell>
          <table:table-cell table:style-name="ce1"/>
          <table:table-cell office:value-type="float" office:value="70" table:formula="of:=[.B12]" table:style-name="ce1">
            <text:p>7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style-name="ce1"/>
          <table:table-cell office:value-type="float" office:value="0" table:formula="of:=[.B13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14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style-name="ce1"/>
          <table:table-cell office:value-type="float" office:value="0" table:formula="of:=[.B15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style-name="ce1"/>
          <table:table-cell office:value-type="float" office:value="0" table:formula="of:=[.B16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style-name="ce1"/>
          <table:table-cell office:value-type="float" office:value="0" table:formula="of:=[.B17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style-name="ce1"/>
          <table:table-cell office:value-type="float" office:value="0" table:formula="of:=[.B18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19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style-name="ce1"/>
          <table:table-cell office:value-type="float" office:value="0" table:formula="of:=[.B2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21]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300" table:style-name="ce4">
            <text:p>300</text:p>
          </table:table-cell>
          <table:table-cell table:style-name="ce1"/>
          <table:table-cell office:value-type="float" office:value="300" table:formula="of:=[.B22]" table:style-name="ce1">
            <text:p>3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200" table:style-name="ce4">
            <text:p>200</text:p>
          </table:table-cell>
          <table:table-cell table:style-name="ce1"/>
          <table:table-cell office:value-type="float" office:value="200" table:formula="of:=[.B23]" table:style-name="ce1">
            <text:p>2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float" office:value="100" table:formula="of:=[.B24]" table:style-name="ce1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float" office:value="80" table:formula="of:=[.B25]" table:style-name="ce1">
            <text:p>8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60" table:style-name="ce4">
            <text:p>160</text:p>
          </table:table-cell>
          <table:table-cell table:style-name="ce1"/>
          <table:table-cell office:value-type="float" office:value="160" table:formula="of:=[.B26]" table:style-name="ce1">
            <text:p>16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60" table:style-name="ce4">
            <text:p>60</text:p>
          </table:table-cell>
          <table:table-cell table:style-name="ce1"/>
          <table:table-cell office:value-type="float" office:value="60" table:formula="of:=[.B27]" table:style-name="ce1">
            <text:p>6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style-name="ce1"/>
          <table:table-cell office:value-type="float" office:value="0" table:formula="of:=[.B2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9" table:style-name="ce4">
            <text:p>9</text:p>
          </table:table-cell>
          <table:table-cell table:style-name="ce1"/>
          <table:table-cell office:value-type="float" office:value="9" table:formula="of:=[.B29]" table:style-name="ce1">
            <text:p>9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style-name="ce1"/>
          <table:table-cell office:value-type="float" office:value="0" table:formula="of:=[.B3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office:value-type="float" office:value="10" table:style-name="ce4">
            <text:p>10</text:p>
          </table:table-cell>
          <table:table-cell table:style-name="ce1"/>
          <table:table-cell office:value-type="float" office:value="10" table:formula="of:=[.B31]" table:style-name="ce1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32]" table:style-name="ce1">
            <text:p>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50" table:style-name="ce4">
            <text:p>50</text:p>
          </table:table-cell>
          <table:table-cell table:style-name="ce1"/>
          <table:table-cell office:value-type="float" office:value="50" table:formula="of:=[.B33]" table:style-name="ce1">
            <text:p>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float" office:value="100" table:formula="of:=[.B34]" table:style-name="ce1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50" table:style-name="ce4">
            <text:p>50</text:p>
          </table:table-cell>
          <table:table-cell table:style-name="ce1"/>
          <table:table-cell office:value-type="float" office:value="50" table:formula="of:=[.B35]" table:style-name="ce1">
            <text:p>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50" table:style-name="ce4">
            <text:p>150</text:p>
          </table:table-cell>
          <table:table-cell table:style-name="ce1"/>
          <table:table-cell office:value-type="float" office:value="150" table:formula="of:=[.B36]" table:style-name="ce1">
            <text:p>1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80" table:style-name="ce4">
            <text:p>80</text:p>
          </table:table-cell>
          <table:table-cell table:style-name="ce1"/>
          <table:table-cell office:value-type="float" office:value="80" table:formula="of:=[.B37]" table:style-name="ce1">
            <text:p>8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70" table:style-name="ce4">
            <text:p>70</text:p>
          </table:table-cell>
          <table:table-cell table:style-name="ce1"/>
          <table:table-cell office:value-type="float" office:value="70" table:formula="of:=[.B38]" table:style-name="ce1">
            <text:p>7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style-name="ce1"/>
          <table:table-cell office:value-type="float" office:value="0" table:formula="of:=[.B39]" table:style-name="ce1">
            <text:p>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table:style-name="ce4"/>
          <table:table-cell table:style-name="ce1"/>
          <table:table-cell office:value-type="float" office:value="0" table:formula="of:=[.B4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50" table:style-name="ce4">
            <text:p>150</text:p>
          </table:table-cell>
          <table:table-cell table:style-name="ce1"/>
          <table:table-cell office:value-type="float" office:value="150" table:formula="of:=[.B41]" table:style-name="ce1">
            <text:p>15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style-name="ce1"/>
          <table:table-cell office:value-type="float" office:value="0" table:formula="of:=[.B42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43]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1200" table:style-name="ce4">
            <text:p>1200</text:p>
          </table:table-cell>
          <table:table-cell table:style-name="ce1"/>
          <table:table-cell office:value-type="float" office:value="1200" table:formula="of:=[.B44]" table:style-name="ce1">
            <text:p>12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30" table:style-name="ce4">
            <text:p>30</text:p>
          </table:table-cell>
          <table:table-cell table:style-name="ce1"/>
          <table:table-cell office:value-type="float" office:value="30" table:formula="of:=[.B45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30" table:style-name="ce4">
            <text:p>30</text:p>
          </table:table-cell>
          <table:table-cell table:style-name="ce1"/>
          <table:table-cell office:value-type="float" office:value="30" table:formula="of:=[.B46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20" table:style-name="ce4">
            <text:p>20</text:p>
          </table:table-cell>
          <table:table-cell table:style-name="ce1"/>
          <table:table-cell office:value-type="float" office:value="20" table:formula="of:=[.B47]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90" table:style-name="ce4">
            <text:p>90</text:p>
          </table:table-cell>
          <table:table-cell table:style-name="ce1"/>
          <table:table-cell office:value-type="float" office:value="90" table:formula="of:=[.B48]" table:style-name="ce1">
            <text:p>9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40" table:style-name="ce4">
            <text:p>40</text:p>
          </table:table-cell>
          <table:table-cell table:style-name="ce1"/>
          <table:table-cell office:value-type="float" office:value="40" table:formula="of:=[.B49]" table:style-name="ce1">
            <text:p>40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10" table:style-name="ce4">
            <text:p>10</text:p>
          </table:table-cell>
          <table:table-cell table:style-name="ce1"/>
          <table:table-cell office:value-type="float" office:value="10" table:formula="of:=[.B50]" table:style-name="ce1">
            <text:p>1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style-name="ce1"/>
          <table:table-cell office:value-type="float" office:value="0" table:formula="of:=[.B51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float" office:value="100" table:formula="of:=[.B52]" table:style-name="ce1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" table:formula="of:=[.B53]" table:style-name="ce1">
            <text:p>5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" table:formula="of:=[.B54]" table:style-name="ce1">
            <text:p>3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float" office:value="5129" table:formula="of:=SUBTOTAL(9;[.B2:.B54])" table:style-name="ce1">
            <text:p>5129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name="__Anonymous_Sheet_DB__1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4-09T08:28:46Z</dc:date>
    <meta:print-date>2024-03-12T10:36:39Z</meta:print-date>
    <meta:editing-cycles>80</meta:editing-cycles>
    <meta:editing-duration>PT89893S</meta:editing-duration>
  </office:meta>
</office:document-meta>
</file>